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99.84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ff33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color="#0000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ff3333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99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Naive Baye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xt sequence</text:p>
          </table:table-cell>
          <table:table-cell office:value-type="string" calcext:value-type="string">
            <text:p>accuracy on ham</text:p>
          </table:table-cell>
          <table:table-cell office:value-type="string" calcext:value-type="string">
            <text:p>accuracy on spam</text:p>
          </table:table-cell>
          <table:table-cell office:value-type="string" calcext:value-type="string">
            <text:p>total accuracy</text:p>
          </table:table-cell>
          <table:table-cell office:value-type="string" calcext:value-type="string">
            <text:p>train time (s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percentage" office:value="0.942528735632" calcext:value-type="percentage">
            <text:p>94.25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float" office:value="59.52" calcext:value-type="float">
            <text:p>59.5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9" office:value-type="percentage" office:value="0.968390804598" calcext:value-type="percentage">
            <text:p>96.84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9" office:value-type="percentage" office:value="0.949790794979" calcext:value-type="percentage">
            <text:p>94.98%</text:p>
          </table:table-cell>
          <table:table-cell table:style-name="ce4" office:value-type="float" office:value="40.2" calcext:value-type="float">
            <text:p>40.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percentage" office:value="0.965517241379" calcext:value-type="percentage">
            <text:p>96.55%</text:p>
          </table:table-cell>
          <table:table-cell table:style-name="ce8" office:value-type="percentage" office:value="0.869230769231" calcext:value-type="percentage">
            <text:p>86.92%</text:p>
          </table:table-cell>
          <table:table-cell table:style-name="ce8" office:value-type="percentage" office:value="0.939330543933" calcext:value-type="percentage">
            <text:p>93.93%</text:p>
          </table:table-cell>
          <table:table-cell office:value-type="float" office:value="27.39" calcext:value-type="float">
            <text:p>27.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, 0.95</text:p>
          </table:table-cell>
          <table:table-cell table:style-name="ce8" office:value-type="percentage" office:value="0.942528735632" calcext:value-type="percentage">
            <text:p>94.25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float" office:value="244.39" calcext:value-type="float">
            <text:p>244.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, 0.9</text:p>
          </table:table-cell>
          <table:table-cell table:style-name="ce8" office:value-type="percentage" office:value="0.942528735632" calcext:value-type="percentage">
            <text:p>94.25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float" office:value="232.75" calcext:value-type="float">
            <text:p>232.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4, 0.85</text:p>
          </table:table-cell>
          <table:table-cell table:style-name="ce9" office:value-type="percentage" office:value="0.942528735632" calcext:value-type="percentage">
            <text:p>94.25%</text:p>
          </table:table-cell>
          <table:table-cell table:style-name="ce9" office:value-type="percentage" office:value="0.969230769231" calcext:value-type="percentage">
            <text:p>96.92%</text:p>
          </table:table-cell>
          <table:table-cell table:style-name="ce9" office:value-type="percentage" office:value="0.949790794979" calcext:value-type="percentage">
            <text:p>94.98%</text:p>
          </table:table-cell>
          <table:table-cell table:style-name="ce4" office:value-type="float" office:value="237.7" calcext:value-type="float">
            <text:p>237.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4, 0.8</text:p>
          </table:table-cell>
          <table:table-cell table:style-name="ce9" office:value-type="percentage" office:value="0.942528735632" calcext:value-type="percentage">
            <text:p>94.25%</text:p>
          </table:table-cell>
          <table:table-cell table:style-name="ce9" office:value-type="percentage" office:value="0.969230769231" calcext:value-type="percentage">
            <text:p>96.92%</text:p>
          </table:table-cell>
          <table:table-cell table:style-name="ce9" office:value-type="percentage" office:value="0.949790794979" calcext:value-type="percentage">
            <text:p>94.98%</text:p>
          </table:table-cell>
          <table:table-cell table:style-name="ce4" office:value-type="float" office:value="227.84" calcext:value-type="float">
            <text:p>227.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, 0.75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69230769231" calcext:value-type="percentage">
            <text:p>96.92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float" office:value="235.1" calcext:value-type="float">
            <text:p>235.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, 0.7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69230769231" calcext:value-type="percentage">
            <text:p>96.92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float" office:value="222.29" calcext:value-type="float">
            <text:p>222.2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4, 0.65</text:p>
          </table:table-cell>
          <table:table-cell table:style-name="ce9" office:value-type="percentage" office:value="0.942528735632" calcext:value-type="percentage">
            <text:p>94.25%</text:p>
          </table:table-cell>
          <table:table-cell table:style-name="ce9" office:value-type="percentage" office:value="0.969230769231" calcext:value-type="percentage">
            <text:p>96.92%</text:p>
          </table:table-cell>
          <table:table-cell table:style-name="ce9" office:value-type="percentage" office:value="0.949790794979" calcext:value-type="percentage">
            <text:p>94.98%</text:p>
          </table:table-cell>
          <table:table-cell table:style-name="ce4" office:value-type="float" office:value="226.86" calcext:value-type="float">
            <text:p>226.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, 0.6</text:p>
          </table:table-cell>
          <table:table-cell table:style-name="ce8" office:value-type="percentage" office:value="0.936781609195" calcext:value-type="percentage">
            <text:p>93.68%</text:p>
          </table:table-cell>
          <table:table-cell table:style-name="ce8" office:value-type="percentage" office:value="0.969230769231" calcext:value-type="percentage">
            <text:p>96.92%</text:p>
          </table:table-cell>
          <table:table-cell table:style-name="ce8" office:value-type="percentage" office:value="0.945606694561" calcext:value-type="percentage">
            <text:p>94.56%</text:p>
          </table:table-cell>
          <table:table-cell office:value-type="float" office:value="219.21" calcext:value-type="float">
            <text:p>219.2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, 0.55</text:p>
          </table:table-cell>
          <table:table-cell table:style-name="ce8" office:value-type="percentage" office:value="0.936781609195" calcext:value-type="percentage">
            <text:p>93.68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3514644351" calcext:value-type="percentage">
            <text:p>94.35%</text:p>
          </table:table-cell>
          <table:table-cell office:value-type="float" office:value="224.83" calcext:value-type="float">
            <text:p>224.8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4, 0.45</text:p>
          </table:table-cell>
          <table:table-cell table:style-name="ce8" office:value-type="percentage" office:value="0.92816091954" calcext:value-type="percentage">
            <text:p>92.82%</text:p>
          </table:table-cell>
          <table:table-cell table:style-name="ce8" office:value-type="percentage" office:value="0.953846153846" calcext:value-type="percentage">
            <text:p>95.38%</text:p>
          </table:table-cell>
          <table:table-cell table:style-name="ce8" office:value-type="percentage" office:value="0.935146443515" calcext:value-type="percentage">
            <text:p>93.51%</text:p>
          </table:table-cell>
          <table:table-cell office:value-type="float" office:value="210.62" calcext:value-type="float">
            <text:p>210.62</text:p>
          </table:table-cell>
          <table:table-cell table:number-columns-repeated="1017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office:value-type="string" calcext:value-type="string" table:number-columns-spanned="8" table:number-rows-spanned="1">
            <text:p>Logistic Regress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it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accuracy on ham</text:p>
          </table:table-cell>
          <table:table-cell office:value-type="string" calcext:value-type="string">
            <text:p>accuracy on spam</text:p>
          </table:table-cell>
          <table:table-cell office:value-type="string" calcext:value-type="string">
            <text:p>total accuracy</text:p>
          </table:table-cell>
          <table:table-cell office:value-type="string" calcext:value-type="string">
            <text:p>train time (s)</text:p>
          </table:table-cell>
          <table:table-cell office:value-type="string" calcext:value-type="string">
            <text:p>text sequence</text:p>
          </table:table-cell>
          <table:table-cell table:number-columns-repeated="1016"/>
        </table:table-row>
        <table:table-row table:style-name="ro1">
          <table:table-cell table:style-name="ce3" office:value-type="float" office:value="0.05" calcext:value-type="float">
            <text:p>0.05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percentage" office:value="0.942528735632" calcext:value-type="percentage">
            <text:p>94.25%</text:p>
          </table:table-cell>
          <table:table-cell table:style-name="ce9" office:value-type="percentage" office:value="0.976923076923" calcext:value-type="percentage">
            <text:p>97.69%</text:p>
          </table:table-cell>
          <table:table-cell table:style-name="ce9" office:value-type="percentage" office:value="0.951882845188" calcext:value-type="percentage">
            <text:p>95.19%</text:p>
          </table:table-cell>
          <table:table-cell table:style-name="ce4" office:value-type="string" calcext:value-type="string">
            <text:p>166.645024061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25287356322" calcext:value-type="percentage">
            <text:p>92.53%</text:p>
          </table:table-cell>
          <table:table-cell table:style-name="ce8" office:value-type="percentage" office:value="0.984615384615" calcext:value-type="percentage">
            <text:p>98.46%</text:p>
          </table:table-cell>
          <table:table-cell table:style-name="ce8" office:value-type="percentage" office:value="0.941422594142" calcext:value-type="percentage">
            <text:p>94.14%</text:p>
          </table:table-cell>
          <table:table-cell office:value-type="string" calcext:value-type="string">
            <text:p>159.144437075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38461538462" calcext:value-type="percentage">
            <text:p>93.85%</text:p>
          </table:table-cell>
          <table:table-cell table:style-name="ce8" office:value-type="percentage" office:value="0.939330543933" calcext:value-type="percentage">
            <text:p>93.93%</text:p>
          </table:table-cell>
          <table:table-cell office:value-type="string" calcext:value-type="string">
            <text:p>168.72243213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2" calcext:value-type="float">
            <text:p>0.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48275862069" calcext:value-type="percentage">
            <text:p>94.83%</text:p>
          </table:table-cell>
          <table:table-cell table:style-name="ce8" office:value-type="percentage" office:value="0.938461538462" calcext:value-type="percentage">
            <text:p>93.85%</text:p>
          </table:table-cell>
          <table:table-cell table:style-name="ce8" office:value-type="percentage" office:value="0.945606694561" calcext:value-type="percentage">
            <text:p>94.56%</text:p>
          </table:table-cell>
          <table:table-cell office:value-type="string" calcext:value-type="string">
            <text:p>159.97211194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percentage" office:value="0.951149425287" calcext:value-type="percentage">
            <text:p>95.11%</text:p>
          </table:table-cell>
          <table:table-cell table:style-name="ce9" office:value-type="percentage" office:value="0.961538461538" calcext:value-type="percentage">
            <text:p>96.15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4" office:value-type="string" calcext:value-type="string">
            <text:p>166.439259052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percentage" office:value="0.968390804598" calcext:value-type="percentage">
            <text:p>96.84%</text:p>
          </table:table-cell>
          <table:table-cell table:style-name="ce9" office:value-type="percentage" office:value="0.923076923077" calcext:value-type="percentage">
            <text:p>92.31%</text:p>
          </table:table-cell>
          <table:table-cell table:style-name="ce9" office:value-type="percentage" office:value="0.956066945607" calcext:value-type="percentage">
            <text:p>95.61%</text:p>
          </table:table-cell>
          <table:table-cell table:style-name="ce4" office:value-type="string" calcext:value-type="string">
            <text:p>176.634380817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48275862069" calcext:value-type="percentage">
            <text:p>94.83%</text:p>
          </table:table-cell>
          <table:table-cell table:style-name="ce8" office:value-type="percentage" office:value="0.923076923077" calcext:value-type="percentage">
            <text:p>92.31%</text:p>
          </table:table-cell>
          <table:table-cell table:style-name="ce8" office:value-type="percentage" office:value="0.941422594142" calcext:value-type="percentage">
            <text:p>94.14%</text:p>
          </table:table-cell>
          <table:table-cell office:value-type="string" calcext:value-type="string">
            <text:p>289.586478949s</text:p>
          </table:table-cell>
          <table:table-cell office:value-type="string" calcext:value-type="string">
            <text:p>4, 0.9</text:p>
          </table:table-cell>
          <table:table-cell table:number-columns-repeated="1016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45402298851" calcext:value-type="percentage">
            <text:p>94.54%</text:p>
          </table:table-cell>
          <table:table-cell table:style-name="ce8" office:value-type="percentage" office:value="0.923076923077" calcext:value-type="percentage">
            <text:p>92.31%</text:p>
          </table:table-cell>
          <table:table-cell table:style-name="ce8" office:value-type="percentage" office:value="0.939330543933" calcext:value-type="percentage">
            <text:p>93.93%</text:p>
          </table:table-cell>
          <table:table-cell office:value-type="string" calcext:value-type="string">
            <text:p>265.463155985s</text:p>
          </table:table-cell>
          <table:table-cell office:value-type="string" calcext:value-type="string">
            <text:p>4, 0.8</text:p>
          </table:table-cell>
          <table:table-cell table:number-columns-repeated="1016"/>
        </table:table-row>
        <table:table-row table:style-name="ro1">
          <table:table-cell table:style-name="ce2" office:value-type="float" office:value="0.05" calcext:value-type="float">
            <text:p>0.05</text:p>
          </table:table-cell>
          <table:table-cell office:value-type="float" office:value="0.001" calcext:value-type="float">
            <text:p>0.001</text:p>
          </table:table-cell>
          <table:table-cell office:value-type="float" office:value="26" calcext:value-type="float">
            <text:p>26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23076923077" calcext:value-type="percentage">
            <text:p>92.31%</text:p>
          </table:table-cell>
          <table:table-cell table:style-name="ce8" office:value-type="percentage" office:value="0.935146443515" calcext:value-type="percentage">
            <text:p>93.51%</text:p>
          </table:table-cell>
          <table:table-cell office:value-type="string" calcext:value-type="string">
            <text:p>254.577234983s</text:p>
          </table:table-cell>
          <table:table-cell office:value-type="string" calcext:value-type="string">
            <text:p>4, 0.8</text:p>
          </table:table-cell>
          <table:table-cell table:number-columns-repeated="1016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office:value-type="percentage" office:value="0.00862068965517" calcext:value-type="percentage">
            <text:p>0.86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278242677824" calcext:value-type="percentage">
            <text:p>27.82%</text:p>
          </table:table-cell>
          <table:table-cell office:value-type="string" calcext:value-type="string">
            <text:p>23.4008228779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8" office:value-type="percentage" office:value="0.316091954023" calcext:value-type="percentage">
            <text:p>31.61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502092050209" calcext:value-type="percentage">
            <text:p>50.21%</text:p>
          </table:table-cell>
          <table:table-cell office:value-type="string" calcext:value-type="string">
            <text:p>21.1337580681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8" office:value-type="percentage" office:value="0.433908045977" calcext:value-type="percentage">
            <text:p>43.39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587866108787" calcext:value-type="percentage">
            <text:p>58.79%</text:p>
          </table:table-cell>
          <table:table-cell table:style-name="ce8" office:value-type="string" calcext:value-type="string">
            <text:p>21.017071008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8" calcext:value-type="float">
            <text:p>8</text:p>
          </table:table-cell>
          <table:table-cell table:style-name="ce8" office:value-type="percentage" office:value="0.899425287356" calcext:value-type="percentage">
            <text:p>89.94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26778242678" calcext:value-type="percentage">
            <text:p>92.68%</text:p>
          </table:table-cell>
          <table:table-cell table:style-name="ce8" office:value-type="string" calcext:value-type="string">
            <text:p>52.1028158665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12" calcext:value-type="float">
            <text:p>12</text:p>
          </table:table-cell>
          <table:table-cell table:style-name="ce8" office:value-type="percentage" office:value="0.916666666667" calcext:value-type="percentage">
            <text:p>91.67%</text:p>
          </table:table-cell>
          <table:table-cell table:style-name="ce8" office:value-type="percentage" office:value="0.992307692308" calcext:value-type="percentage">
            <text:p>99.23%</text:p>
          </table:table-cell>
          <table:table-cell table:style-name="ce8" office:value-type="percentage" office:value="0.937238493724" calcext:value-type="percentage">
            <text:p>93.72%</text:p>
          </table:table-cell>
          <table:table-cell table:style-name="ce8" office:value-type="string" calcext:value-type="string">
            <text:p>74.8074710369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33908045977" calcext:value-type="percentage">
            <text:p>93.39%</text:p>
          </table:table-cell>
          <table:table-cell table:style-name="ce8" office:value-type="percentage" office:value="0.969230769231" calcext:value-type="percentage">
            <text:p>96.92%</text:p>
          </table:table-cell>
          <table:table-cell table:style-name="ce8" office:value-type="percentage" office:value="0.943514644351" calcext:value-type="percentage">
            <text:p>94.35%</text:p>
          </table:table-cell>
          <table:table-cell table:style-name="ce8" office:value-type="string" calcext:value-type="string">
            <text:p>120.85374903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76923076923" calcext:value-type="percentage">
            <text:p>97.69%</text:p>
          </table:table-cell>
          <table:table-cell table:style-name="ce8" office:value-type="percentage" office:value="0.949790794979" calcext:value-type="percentage">
            <text:p>94.98%</text:p>
          </table:table-cell>
          <table:table-cell table:style-name="ce8" office:value-type="string" calcext:value-type="string">
            <text:p>130.10897588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9" office:value-type="percentage" office:value="0.945402298851" calcext:value-type="percentage">
            <text:p>94.54%</text:p>
          </table:table-cell>
          <table:table-cell table:style-name="ce9" office:value-type="percentage" office:value="0.976923076923" calcext:value-type="percentage">
            <text:p>97.69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9" office:value-type="string" calcext:value-type="string">
            <text:p>116.499322891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3"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9" office:value-type="percentage" office:value="0.948275862069" calcext:value-type="percentage">
            <text:p>94.83%</text:p>
          </table:table-cell>
          <table:table-cell table:style-name="ce9" office:value-type="percentage" office:value="0.969230769231" calcext:value-type="percentage">
            <text:p>96.92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9" office:value-type="string" calcext:value-type="string">
            <text:p>122.534415007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3" office:value-type="float" office:value="0.05" calcext:value-type="float">
            <text:p>0.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9" office:value-type="percentage" office:value="0.951149425287" calcext:value-type="percentage">
            <text:p>95.11%</text:p>
          </table:table-cell>
          <table:table-cell table:style-name="ce9" office:value-type="percentage" office:value="0.953846153846" calcext:value-type="percentage">
            <text:p>95.38%</text:p>
          </table:table-cell>
          <table:table-cell table:style-name="ce9" office:value-type="percentage" office:value="0.951882845188" calcext:value-type="percentage">
            <text:p>95.19%</text:p>
          </table:table-cell>
          <table:table-cell table:style-name="ce9" office:value-type="string" calcext:value-type="string">
            <text:p>115.869888067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table:style-name="ce8" office:value-type="percentage" office:value="0.951149425287" calcext:value-type="percentage">
            <text:p>95.11%</text:p>
          </table:table-cell>
          <table:table-cell table:style-name="ce8" office:value-type="percentage" office:value="0.946153846154" calcext:value-type="percentage">
            <text:p>94.62%</text:p>
          </table:table-cell>
          <table:table-cell table:style-name="ce8" office:value-type="percentage" office:value="0.949790794979" calcext:value-type="percentage">
            <text:p>94.98%</text:p>
          </table:table-cell>
          <table:table-cell office:value-type="string" calcext:value-type="string">
            <text:p>149.207244873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35" calcext:value-type="float">
            <text:p>0.03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table:style-name="ce8" office:value-type="percentage" office:value="0.945402298851" calcext:value-type="percentage">
            <text:p>94.54%</text:p>
          </table:table-cell>
          <table:table-cell table:style-name="ce8" office:value-type="percentage" office:value="0.953846153846" calcext:value-type="percentage">
            <text:p>95.38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string" calcext:value-type="string">
            <text:p>130.31217479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25" calcext:value-type="float">
            <text:p>25</text:p>
          </table:table-cell>
          <table:table-cell table:style-name="ce8" office:value-type="percentage" office:value="0.945402298851" calcext:value-type="percentage">
            <text:p>94.54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9790794979" calcext:value-type="percentage">
            <text:p>94.98%</text:p>
          </table:table-cell>
          <table:table-cell table:style-name="ce8" office:value-type="string" calcext:value-type="string">
            <text:p>150.242448092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4" office:value-type="float" office:value="0.00001" calcext:value-type="float">
            <text:p>0.00001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percentage" office:value="0.951149425287" calcext:value-type="percentage">
            <text:p>95.11%</text:p>
          </table:table-cell>
          <table:table-cell table:style-name="ce9" office:value-type="percentage" office:value="0.961538461538" calcext:value-type="percentage">
            <text:p>96.15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9" office:value-type="string" calcext:value-type="string">
            <text:p>171.094090223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style-name="ce8" office:value-type="percentage" office:value="0.954022988506" calcext:value-type="percentage">
            <text:p>95.40%</text:p>
          </table:table-cell>
          <table:table-cell table:style-name="ce8" office:value-type="percentage" office:value="0.923076923077" calcext:value-type="percentage">
            <text:p>92.31%</text:p>
          </table:table-cell>
          <table:table-cell table:style-name="ce8" office:value-type="percentage" office:value="0.945606694561" calcext:value-type="percentage">
            <text:p>94.56%</text:p>
          </table:table-cell>
          <table:table-cell office:value-type="string" calcext:value-type="string">
            <text:p>475.049556971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style-name="ce8" office:value-type="percentage" office:value="0.956896551724" calcext:value-type="percentage">
            <text:p>95.69%</text:p>
          </table:table-cell>
          <table:table-cell table:style-name="ce8" office:value-type="percentage" office:value="0.923076923077" calcext:value-type="percentage">
            <text:p>92.31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string" calcext:value-type="string">
            <text:p>891.2185359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8" office:value-type="percentage" office:value="0.951149425287" calcext:value-type="percentage">
            <text:p>95.11%</text:p>
          </table:table-cell>
          <table:table-cell table:style-name="ce8" office:value-type="percentage" office:value="0.923076923077" calcext:value-type="percentage">
            <text:p>92.31%</text:p>
          </table:table-cell>
          <table:table-cell table:style-name="ce8" office:value-type="percentage" office:value="0.943514644351" calcext:value-type="percentage">
            <text:p>94.35%</text:p>
          </table:table-cell>
          <table:table-cell office:value-type="string" calcext:value-type="string">
            <text:p>243.938563108s</text:p>
          </table:table-cell>
          <table:table-cell office:value-type="string" calcext:value-type="string">
            <text:p>4, 0.8</text:p>
          </table:table-cell>
          <table:table-cell table:number-columns-repeated="1016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8" office:value-type="percentage" office:value="0.945402298851" calcext:value-type="percentage">
            <text:p>94.54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9790794979" calcext:value-type="percentage">
            <text:p>94.98%</text:p>
          </table:table-cell>
          <table:table-cell office:value-type="string" calcext:value-type="string">
            <text:p>143.162175894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8" office:value-type="percentage" office:value="0.951149425287" calcext:value-type="percentage">
            <text:p>95.11%</text:p>
          </table:table-cell>
          <table:table-cell table:style-name="ce8" office:value-type="percentage" office:value="0.938461538462" calcext:value-type="percentage">
            <text:p>93.85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string" calcext:value-type="string">
            <text:p>187.624747992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9" office:value-type="percentage" office:value="0.948275862069" calcext:value-type="percentage">
            <text:p>94.83%</text:p>
          </table:table-cell>
          <table:table-cell table:style-name="ce9" office:value-type="percentage" office:value="0.976923076923" calcext:value-type="percentage">
            <text:p>97.69%</text:p>
          </table:table-cell>
          <table:table-cell table:style-name="ce9" office:value-type="percentage" office:value="0.956066945607" calcext:value-type="percentage">
            <text:p>95.61%</text:p>
          </table:table-cell>
          <table:table-cell table:style-name="ce4" office:value-type="string" calcext:value-type="string">
            <text:p>108.878090858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15384615385" calcext:value-type="percentage">
            <text:p>91.54%</text:p>
          </table:table-cell>
          <table:table-cell table:style-name="ce8" office:value-type="percentage" office:value="0.933054393305" calcext:value-type="percentage">
            <text:p>93.31%</text:p>
          </table:table-cell>
          <table:table-cell office:value-type="string" calcext:value-type="string">
            <text:p>214.106700897s</text:p>
          </table:table-cell>
          <table:table-cell office:value-type="string" calcext:value-type="string">
            <text:p>4, 0.8</text:p>
          </table:table-cell>
          <table:table-cell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15384615385" calcext:value-type="percentage">
            <text:p>91.54%</text:p>
          </table:table-cell>
          <table:table-cell table:style-name="ce8" office:value-type="percentage" office:value="0.933054393305" calcext:value-type="percentage">
            <text:p>93.31%</text:p>
          </table:table-cell>
          <table:table-cell office:value-type="string" calcext:value-type="string">
            <text:p>218.399022102s</text:p>
          </table:table-cell>
          <table:table-cell office:value-type="string" calcext:value-type="string">
            <text:p>4, 0.8</text:p>
          </table:table-cell>
          <table:table-cell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45402298851" calcext:value-type="percentage">
            <text:p>94.54%</text:p>
          </table:table-cell>
          <table:table-cell table:style-name="ce8" office:value-type="percentage" office:value="0.915384615385" calcext:value-type="percentage">
            <text:p>91.54%</text:p>
          </table:table-cell>
          <table:table-cell table:style-name="ce8" office:value-type="percentage" office:value="0.937238493724" calcext:value-type="percentage">
            <text:p>93.72%</text:p>
          </table:table-cell>
          <table:table-cell office:value-type="string" calcext:value-type="string">
            <text:p>269.99255085s</text:p>
          </table:table-cell>
          <table:table-cell office:value-type="string" calcext:value-type="string">
            <text:p>4, 0.8</text:p>
          </table:table-cell>
          <table:table-cell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45402298851" calcext:value-type="percentage">
            <text:p>94.54%</text:p>
          </table:table-cell>
          <table:table-cell table:style-name="ce8" office:value-type="percentage" office:value="0.953846153846" calcext:value-type="percentage">
            <text:p>95.38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string" calcext:value-type="string">
            <text:p>173.22200989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5" office:value-type="float" office:value="0.035" calcext:value-type="float">
            <text:p>0.0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" calcext:value-type="float">
            <text:p>30</text:p>
          </table:table-cell>
          <table:table-cell table:style-name="ce10" office:value-type="percentage" office:value="0.965517241379" calcext:value-type="percentage">
            <text:p>96.55%</text:p>
          </table:table-cell>
          <table:table-cell table:style-name="ce10" office:value-type="percentage" office:value="0.930769230769" calcext:value-type="percentage">
            <text:p>93.08%</text:p>
          </table:table-cell>
          <table:table-cell table:style-name="ce10" office:value-type="percentage" office:value="0.956066945607" calcext:value-type="percentage">
            <text:p>95.61%</text:p>
          </table:table-cell>
          <table:table-cell table:style-name="ce5" office:value-type="string" calcext:value-type="string">
            <text:p>118.307888031s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6"/>
        </table:table-row>
        <table:table-row table:style-name="ro1"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percentage" office:value="0.965517241379" calcext:value-type="percentage">
            <text:p>96.55%</text:p>
          </table:table-cell>
          <table:table-cell table:style-name="ce9" office:value-type="percentage" office:value="0.923076923077" calcext:value-type="percentage">
            <text:p>92.31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4" office:value-type="string" calcext:value-type="string">
            <text:p>140.344359159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51149425287" calcext:value-type="percentage">
            <text:p>95.11%</text:p>
          </table:table-cell>
          <table:table-cell table:style-name="ce8" office:value-type="percentage" office:value="0.915384615385" calcext:value-type="percentage">
            <text:p>91.54%</text:p>
          </table:table-cell>
          <table:table-cell table:style-name="ce8" office:value-type="percentage" office:value="0.941422594142" calcext:value-type="percentage">
            <text:p>94.14%</text:p>
          </table:table-cell>
          <table:table-cell office:value-type="string" calcext:value-type="string">
            <text:p>257.785739183s</text:p>
          </table:table-cell>
          <table:table-cell office:value-type="string" calcext:value-type="string">
            <text:p>4, 0.7</text:p>
          </table:table-cell>
          <table:table-cell table:number-columns-repeated="1016"/>
        </table:table-row>
        <table:table-row table:style-name="ro1">
          <table:table-cell table:style-name="ce6" office:value-type="float" office:value="0.01" calcext:value-type="float">
            <text:p>0.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20" calcext:value-type="float">
            <text:p>20</text:p>
          </table:table-cell>
          <table:table-cell table:style-name="ce10" office:value-type="percentage" office:value="0.971264367816" calcext:value-type="percentage">
            <text:p>97.13%</text:p>
          </table:table-cell>
          <table:table-cell table:style-name="ce10" office:value-type="percentage" office:value="0.930769230769" calcext:value-type="percentage">
            <text:p>93.08%</text:p>
          </table:table-cell>
          <table:table-cell table:style-name="ce10" office:value-type="percentage" office:value="0.960251046025" calcext:value-type="percentage">
            <text:p>96.03%</text:p>
          </table:table-cell>
          <table:table-cell table:style-name="ce5" office:value-type="string" calcext:value-type="string">
            <text:p>112.423712969s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00862068965517" calcext:value-type="percentage">
            <text:p>0.86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278242677824" calcext:value-type="percentage">
            <text:p>27.82%</text:p>
          </table:table-cell>
          <table:table-cell office:value-type="string" calcext:value-type="string">
            <text:p>133.84394192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percentage" office:value="0.971264367816" calcext:value-type="percentage">
            <text:p>97.13%</text:p>
          </table:table-cell>
          <table:table-cell table:style-name="ce11" office:value-type="percentage" office:value="0.923076923077" calcext:value-type="percentage">
            <text:p>92.31%</text:p>
          </table:table-cell>
          <table:table-cell table:style-name="ce11" office:value-type="percentage" office:value="0.958158995816" calcext:value-type="percentage">
            <text:p>95.82%</text:p>
          </table:table-cell>
          <table:table-cell table:style-name="ce7" office:value-type="string" calcext:value-type="string">
            <text:p>121.058682919s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101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69230769231" calcext:value-type="percentage">
            <text:p>96.92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string" calcext:value-type="string">
            <text:p>253.832745075s</text:p>
          </table:table-cell>
          <table:table-cell office:value-type="string" calcext:value-type="string">
            <text:p>4, 0.9</text:p>
          </table:table-cell>
          <table:table-cell table:number-columns-repeated="101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39655172414" calcext:value-type="percentage">
            <text:p>93.97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5606694561" calcext:value-type="percentage">
            <text:p>94.56%</text:p>
          </table:table-cell>
          <table:table-cell office:value-type="string" calcext:value-type="string">
            <text:p>228.037105083s</text:p>
          </table:table-cell>
          <table:table-cell office:value-type="string" calcext:value-type="string">
            <text:p>4, 0.8</text:p>
          </table:table-cell>
          <table:table-cell table:number-columns-repeated="101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42528735632" calcext:value-type="percentage">
            <text:p>94.25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string" calcext:value-type="string">
            <text:p>217.550170183s</text:p>
          </table:table-cell>
          <table:table-cell office:value-type="string" calcext:value-type="string">
            <text:p>4, 0.7</text:p>
          </table:table-cell>
          <table:table-cell table:number-columns-repeated="1016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percentage" office:value="0.951149425287" calcext:value-type="percentage">
            <text:p>95.11%</text:p>
          </table:table-cell>
          <table:table-cell table:style-name="ce11" office:value-type="percentage" office:value="0.961538461538" calcext:value-type="percentage">
            <text:p>96.15%</text:p>
          </table:table-cell>
          <table:table-cell table:style-name="ce11" office:value-type="percentage" office:value="0.953974895397" calcext:value-type="percentage">
            <text:p>95.40%</text:p>
          </table:table-cell>
          <table:table-cell table:style-name="ce7" office:value-type="string" calcext:value-type="string">
            <text:p>216.745496035s</text:p>
          </table:table-cell>
          <table:table-cell table:style-name="ce7" office:value-type="string" calcext:value-type="string">
            <text:p>4, 0.7</text:p>
          </table:table-cell>
          <table:table-cell table:style-name="ce7"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4, 0.7</text:p>
          </table:table-cell>
          <table:table-cell table:number-columns-repeated="101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8" office:value-type="percentage" office:value="0.951149425287" calcext:value-type="percentage">
            <text:p>95.11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53974895397" calcext:value-type="percentage">
            <text:p>95.40%</text:p>
          </table:table-cell>
          <table:table-cell office:value-type="string" calcext:value-type="string">
            <text:p>222.947407961s</text:p>
          </table:table-cell>
          <table:table-cell office:value-type="string" calcext:value-type="string">
            <text:p>4, 0.7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table:number-columns-repeated="2"/>
          <table:table-cell table:number-columns-repeated="101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 table:number-columns-spanned="8" table:number-rows-spanned="1">
            <text:p>Logistic Regression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ita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accuracy on ham</text:p>
          </table:table-cell>
          <table:table-cell office:value-type="string" calcext:value-type="string">
            <text:p>accuracy on spam</text:p>
          </table:table-cell>
          <table:table-cell office:value-type="string" calcext:value-type="string">
            <text:p>total accuracy</text:p>
          </table:table-cell>
          <table:table-cell office:value-type="string" calcext:value-type="string">
            <text:p>train time (s)</text:p>
          </table:table-cell>
          <table:table-cell office:value-type="string" calcext:value-type="string">
            <text:p>text sequence</text:p>
          </table:table-cell>
          <table:table-cell table:number-columns-repeated="1016"/>
        </table:table-row>
        <table:table-row table:style-name="ro1">
          <table:table-cell table:style-name="ce3" office:value-type="float" office:value="0.05" calcext:value-type="float">
            <text:p>0.05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percentage" office:value="0.942528735632" calcext:value-type="percentage">
            <text:p>94.25%</text:p>
          </table:table-cell>
          <table:table-cell table:style-name="ce9" office:value-type="percentage" office:value="0.976923076923" calcext:value-type="percentage">
            <text:p>97.69%</text:p>
          </table:table-cell>
          <table:table-cell table:style-name="ce9" office:value-type="percentage" office:value="0.951882845188" calcext:value-type="percentage">
            <text:p>95.19%</text:p>
          </table:table-cell>
          <table:table-cell table:style-name="ce4" office:value-type="string" calcext:value-type="string">
            <text:p>166.645024061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percentage" office:value="0.951149425287" calcext:value-type="percentage">
            <text:p>95.11%</text:p>
          </table:table-cell>
          <table:table-cell table:style-name="ce9" office:value-type="percentage" office:value="0.961538461538" calcext:value-type="percentage">
            <text:p>96.15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4" office:value-type="string" calcext:value-type="string">
            <text:p>166.439259052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2"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33908045977" calcext:value-type="percentage">
            <text:p>93.39%</text:p>
          </table:table-cell>
          <table:table-cell table:style-name="ce8" office:value-type="percentage" office:value="0.969230769231" calcext:value-type="percentage">
            <text:p>96.92%</text:p>
          </table:table-cell>
          <table:table-cell table:style-name="ce8" office:value-type="percentage" office:value="0.943514644351" calcext:value-type="percentage">
            <text:p>94.35%</text:p>
          </table:table-cell>
          <table:table-cell table:style-name="ce8" office:value-type="string" calcext:value-type="string">
            <text:p>120.85374903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9" office:value-type="percentage" office:value="0.945402298851" calcext:value-type="percentage">
            <text:p>94.54%</text:p>
          </table:table-cell>
          <table:table-cell table:style-name="ce9" office:value-type="percentage" office:value="0.976923076923" calcext:value-type="percentage">
            <text:p>97.69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9" office:value-type="string" calcext:value-type="string">
            <text:p>116.499322891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3" office:value-type="float" office:value="0.04" calcext:value-type="float">
            <text:p>0.0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9" office:value-type="percentage" office:value="0.948275862069" calcext:value-type="percentage">
            <text:p>94.83%</text:p>
          </table:table-cell>
          <table:table-cell table:style-name="ce9" office:value-type="percentage" office:value="0.969230769231" calcext:value-type="percentage">
            <text:p>96.92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9" office:value-type="string" calcext:value-type="string">
            <text:p>122.534415007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4" office:value-type="float" office:value="0.00001" calcext:value-type="float">
            <text:p>0.00001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percentage" office:value="0.951149425287" calcext:value-type="percentage">
            <text:p>95.11%</text:p>
          </table:table-cell>
          <table:table-cell table:style-name="ce9" office:value-type="percentage" office:value="0.961538461538" calcext:value-type="percentage">
            <text:p>96.15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9" office:value-type="string" calcext:value-type="string">
            <text:p>171.094090223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7" office:value-type="float" office:value="0.035" calcext:value-type="float">
            <text:p>0.0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percentage" office:value="0.948275862069" calcext:value-type="percentage">
            <text:p>94.83%</text:p>
          </table:table-cell>
          <table:table-cell table:style-name="ce11" office:value-type="percentage" office:value="0.976923076923" calcext:value-type="percentage">
            <text:p>97.69%</text:p>
          </table:table-cell>
          <table:table-cell table:style-name="ce11" office:value-type="percentage" office:value="0.956066945607" calcext:value-type="percentage">
            <text:p>95.61%</text:p>
          </table:table-cell>
          <table:table-cell table:style-name="ce7" office:value-type="string" calcext:value-type="string">
            <text:p>108.878090858s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45402298851" calcext:value-type="percentage">
            <text:p>94.54%</text:p>
          </table:table-cell>
          <table:table-cell table:style-name="ce8" office:value-type="percentage" office:value="0.953846153846" calcext:value-type="percentage">
            <text:p>95.38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string" calcext:value-type="string">
            <text:p>173.222009897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" office:value-type="float" office:value="0.03" calcext:value-type="float">
            <text:p>0.0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percentage" office:value="0.968390804598" calcext:value-type="percentage">
            <text:p>96.84%</text:p>
          </table:table-cell>
          <table:table-cell table:style-name="ce9" office:value-type="percentage" office:value="0.923076923077" calcext:value-type="percentage">
            <text:p>92.31%</text:p>
          </table:table-cell>
          <table:table-cell table:style-name="ce9" office:value-type="percentage" office:value="0.956066945607" calcext:value-type="percentage">
            <text:p>95.61%</text:p>
          </table:table-cell>
          <table:table-cell table:style-name="ce4" office:value-type="string" calcext:value-type="string">
            <text:p>176.634380817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7" office:value-type="float" office:value="0.035" calcext:value-type="float">
            <text:p>0.0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percentage" office:value="0.965517241379" calcext:value-type="percentage">
            <text:p>96.55%</text:p>
          </table:table-cell>
          <table:table-cell table:style-name="ce11" office:value-type="percentage" office:value="0.930769230769" calcext:value-type="percentage">
            <text:p>93.08%</text:p>
          </table:table-cell>
          <table:table-cell table:style-name="ce11" office:value-type="percentage" office:value="0.956066945607" calcext:value-type="percentage">
            <text:p>95.61%</text:p>
          </table:table-cell>
          <table:table-cell table:style-name="ce7" office:value-type="string" calcext:value-type="string">
            <text:p>118.307888031s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1016"/>
        </table:table-row>
        <table:table-row table:style-name="ro1">
          <table:table-cell table:style-name="ce4" office:value-type="float" office:value="0.035" calcext:value-type="float">
            <text:p>0.03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percentage" office:value="0.965517241379" calcext:value-type="percentage">
            <text:p>96.55%</text:p>
          </table:table-cell>
          <table:table-cell table:style-name="ce9" office:value-type="percentage" office:value="0.923076923077" calcext:value-type="percentage">
            <text:p>92.31%</text:p>
          </table:table-cell>
          <table:table-cell table:style-name="ce9" office:value-type="percentage" office:value="0.953974895397" calcext:value-type="percentage">
            <text:p>95.40%</text:p>
          </table:table-cell>
          <table:table-cell table:style-name="ce4" office:value-type="string" calcext:value-type="string">
            <text:p>140.344359159s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6" office:value-type="float" office:value="0.01" calcext:value-type="float">
            <text:p>0.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20" calcext:value-type="float">
            <text:p>20</text:p>
          </table:table-cell>
          <table:table-cell table:style-name="ce10" office:value-type="percentage" office:value="0.971264367816" calcext:value-type="percentage">
            <text:p>97.13%</text:p>
          </table:table-cell>
          <table:table-cell table:style-name="ce10" office:value-type="percentage" office:value="0.930769230769" calcext:value-type="percentage">
            <text:p>93.08%</text:p>
          </table:table-cell>
          <table:table-cell table:style-name="ce10" office:value-type="percentage" office:value="0.960251046025" calcext:value-type="percentage">
            <text:p>96.03%</text:p>
          </table:table-cell>
          <table:table-cell table:style-name="ce5" office:value-type="string" calcext:value-type="string">
            <text:p>112.423712969s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1016"/>
        </table:table-row>
        <table:table-row table:style-name="ro1">
          <table:table-cell table:style-name="ce7" office:value-type="float" office:value="0.02" calcext:value-type="float">
            <text:p>0.02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percentage" office:value="0.971264367816" calcext:value-type="percentage">
            <text:p>97.13%</text:p>
          </table:table-cell>
          <table:table-cell table:style-name="ce11" office:value-type="percentage" office:value="0.923076923077" calcext:value-type="percentage">
            <text:p>92.31%</text:p>
          </table:table-cell>
          <table:table-cell table:style-name="ce11" office:value-type="percentage" office:value="0.958158995816" calcext:value-type="percentage">
            <text:p>95.82%</text:p>
          </table:table-cell>
          <table:table-cell table:style-name="ce7" office:value-type="string" calcext:value-type="string">
            <text:p>121.058682919s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48275862069" calcext:value-type="percentage">
            <text:p>94.83%</text:p>
          </table:table-cell>
          <table:table-cell table:style-name="ce8" office:value-type="percentage" office:value="0.923076923077" calcext:value-type="percentage">
            <text:p>92.31%</text:p>
          </table:table-cell>
          <table:table-cell table:style-name="ce8" office:value-type="percentage" office:value="0.941422594142" calcext:value-type="percentage">
            <text:p>94.14%</text:p>
          </table:table-cell>
          <table:table-cell office:value-type="string" calcext:value-type="string">
            <text:p>289.586478949s</text:p>
          </table:table-cell>
          <table:table-cell office:value-type="string" calcext:value-type="string">
            <text:p>4, 0.9</text:p>
          </table:table-cell>
          <table:table-cell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45402298851" calcext:value-type="percentage">
            <text:p>94.54%</text:p>
          </table:table-cell>
          <table:table-cell table:style-name="ce8" office:value-type="percentage" office:value="0.915384615385" calcext:value-type="percentage">
            <text:p>91.54%</text:p>
          </table:table-cell>
          <table:table-cell table:style-name="ce8" office:value-type="percentage" office:value="0.937238493724" calcext:value-type="percentage">
            <text:p>93.72%</text:p>
          </table:table-cell>
          <table:table-cell office:value-type="string" calcext:value-type="string">
            <text:p>269.99255085s</text:p>
          </table:table-cell>
          <table:table-cell office:value-type="string" calcext:value-type="string">
            <text:p>4, 0.8</text:p>
          </table:table-cell>
          <table:table-cell table:number-columns-repeated="1016"/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8" office:value-type="percentage" office:value="0.951149425287" calcext:value-type="percentage">
            <text:p>95.11%</text:p>
          </table:table-cell>
          <table:table-cell table:style-name="ce8" office:value-type="percentage" office:value="0.915384615385" calcext:value-type="percentage">
            <text:p>91.54%</text:p>
          </table:table-cell>
          <table:table-cell table:style-name="ce8" office:value-type="percentage" office:value="0.941422594142" calcext:value-type="percentage">
            <text:p>94.14%</text:p>
          </table:table-cell>
          <table:table-cell office:value-type="string" calcext:value-type="string">
            <text:p>257.785739183s</text:p>
          </table:table-cell>
          <table:table-cell office:value-type="string" calcext:value-type="string">
            <text:p>4, 0.7</text:p>
          </table:table-cell>
          <table:table-cell table:number-columns-repeated="1016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20" calcext:value-type="float">
            <text:p>20</text:p>
          </table:table-cell>
          <table:table-cell table:style-name="ce8" office:value-type="percentage" office:value="0.942528735632" calcext:value-type="percentage">
            <text:p>94.25%</text:p>
          </table:table-cell>
          <table:table-cell table:style-name="ce8" office:value-type="percentage" office:value="0.961538461538" calcext:value-type="percentage">
            <text:p>96.15%</text:p>
          </table:table-cell>
          <table:table-cell table:style-name="ce8" office:value-type="percentage" office:value="0.94769874477" calcext:value-type="percentage">
            <text:p>94.77%</text:p>
          </table:table-cell>
          <table:table-cell office:value-type="string" calcext:value-type="string">
            <text:p>217.550170183s</text:p>
          </table:table-cell>
          <table:table-cell office:value-type="string" calcext:value-type="string">
            <text:p>4, 0.7</text:p>
          </table:table-cell>
          <table:table-cell table:number-columns-repeated="1016"/>
        </table:table-row>
        <table:table-row table:style-name="ro1"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percentage" office:value="0.951149425287" calcext:value-type="percentage">
            <text:p>95.11%</text:p>
          </table:table-cell>
          <table:table-cell table:style-name="ce11" office:value-type="percentage" office:value="0.961538461538" calcext:value-type="percentage">
            <text:p>96.15%</text:p>
          </table:table-cell>
          <table:table-cell table:style-name="ce11" office:value-type="percentage" office:value="0.953974895397" calcext:value-type="percentage">
            <text:p>95.40%</text:p>
          </table:table-cell>
          <table:table-cell table:style-name="ce7" office:value-type="string" calcext:value-type="string">
            <text:p>216.745496035s</text:p>
          </table:table-cell>
          <table:table-cell table:style-name="ce7" office:value-type="string" calcext:value-type="string">
            <text:p>4, 0.7</text:p>
          </table:table-cell>
          <table:table-cell table:style-name="ce7" table:number-columns-repeated="1016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09:39:26.215861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1:45:45.365177104</meta:creation-date>
    <dc:date>2017-02-21T17:13:58.518520512</dc:date>
    <meta:editing-duration>PT10H34M6S</meta:editing-duration>
    <meta:editing-cycles>165</meta:editing-cycles>
    <meta:generator>LibreOffice/5.1.4.2$Linux_X86_64 LibreOffice_project/10m0$Build-2</meta:generator>
    <meta:document-statistic meta:table-count="1" meta:cell-count="590" meta:object-count="0"/>
  </office:meta>
</office:document-meta>
</file>